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6056in" table:align="left"/>
    </style:style>
    <style:style style:name="Table1.A" style:family="table-column">
      <style:table-column-properties style:column-width="0.2514in"/>
    </style:style>
    <style:style style:name="Table1.B" style:family="table-column">
      <style:table-column-properties style:column-width="1.3382in"/>
    </style:style>
    <style:style style:name="Table1.C" style:family="table-column">
      <style:table-column-properties style:column-width="1.3389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bold" style:font-size-asian="10pt" style:font-weight-asian="bold" style:font-size-complex="10pt"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text-properties style:font-name="Pericle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8" style:family="paragraph" style:parent-style-name="Table_20_Contents">
      <style:text-properties style:font-name="Pericles" fo:font-size="8pt" style:font-size-asian="8pt" style:font-size-complex="8pt"/>
    </style:style>
    <style:style style:name="P9" style:family="paragraph" style:parent-style-name="Table_20_Contents">
      <style:paragraph-properties fo:text-align="start" style:justify-single-word="false"/>
      <style:text-properties style:font-name="Pericles" fo:font-size="8pt" style:font-size-asian="8pt" style:font-size-complex="8pt"/>
    </style:style>
    <style:style style:name="P10" style:family="paragraph" style:parent-style-name="Table_20_Contents">
      <style:text-properties style:font-name="Pericles" fo:font-size="8pt" fo:font-style="italic" style:font-size-asian="8pt" style:font-style-asian="italic" style:font-size-complex="8pt" style:font-style-complex="italic"/>
    </style:style>
    <style:style style:name="P11"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2" style:family="paragraph" style:parent-style-name="Standard" style:list-style-name="L3">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3" style:family="paragraph" style:parent-style-name="Standard" style:list-style-name="L6">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4" style:family="paragraph" style:parent-style-name="Standard" style:list-style-name="L9">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5" style:family="paragraph" style:parent-style-name="Standard" style:list-style-name="L10">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6" style:family="paragraph" style:parent-style-name="Standard" style:list-style-name="L13">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7" style:family="paragraph" style:parent-style-name="Standard" style:list-style-name="L19">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8" style:family="paragraph" style:parent-style-name="Standard" style:list-style-name="L24">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9" style:family="paragraph" style:parent-style-name="Standard" style:list-style-name="L25">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0" style:family="paragraph" style:parent-style-name="Standard" style:list-style-name="L26">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1" style:family="paragraph" style:parent-style-name="Standard" style:list-style-name="L27">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2" style:family="paragraph" style:parent-style-name="Standard" style:list-style-name="L28">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3"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list-style-name="L1">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list-style-name="L2">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list-style-name="L4">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list-style-name="L5">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list-style-name="L6">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list-style-name="L7">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list-style-name="L8">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list-style-name="L9">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Standard" style:list-style-name="L11">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list-style-name="L12">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list-style-name="L13">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list-style-name="L14">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list-style-name="L15">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list-style-name="L16">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list-style-name="L17">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list-style-name="L18">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19">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1" style:family="paragraph" style:parent-style-name="Standard" style:list-style-name="L20">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Standard" style:list-style-name="L21">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Standard" style:list-style-name="L22">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Standard" style:list-style-name="L23">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Standard" style:list-style-name="L29">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list-style-name="L30">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Standard" style:list-style-name="L31">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Standard" style:list-style-name="L32">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Standard" style:list-style-name="L21">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50" style:family="paragraph" style:parent-style-name="Standard">
      <style:text-properties style:font-name="Pericles" fo:font-size="10pt" fo:font-weight="normal" style:font-size-asian="10pt" style:font-weight-asian="normal" style:font-size-complex="10pt" style:font-weight-complex="normal"/>
    </style:style>
    <style:style style:name="P51" style:family="paragraph" style:parent-style-name="Table_20_Contents">
      <style:text-properties style:font-name="Pericles" fo:font-size="8pt" fo:font-style="italic" style:font-size-asian="8pt" style:font-style-asian="italic" style:font-size-complex="8pt" style:font-style-complex="italic"/>
    </style:style>
    <style:style style:name="P52" style:family="paragraph" style:parent-style-name="Table_20_Contents">
      <style:text-properties style:font-name="Pericles" fo:font-size="8pt" fo:font-style="normal" fo:font-weight="normal" style:font-size-asian="8pt" style:font-style-asian="normal" style:font-weight-asian="normal" style:font-size-complex="8pt" style:font-style-complex="normal" style:font-weight-complex="normal"/>
    </style:style>
    <style:style style:name="P53" style:family="paragraph" style:parent-style-name="Table_20_Contents">
      <style:text-properties style:font-name="Pericles" fo:font-size="8pt" style:font-size-asian="8pt" style:font-size-complex="8pt"/>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style:text-underline-style="none" fo:font-weight="normal" style:font-weight-asian="normal" style:font-weight-complex="normal"/>
    </style:style>
    <style:style style:name="T10"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Battle</text:p>
      <text:p text:style-name="P1"/>
      <text:p text:style-name="P3">The heroes and their allies are in Thelod, seeking to end the reign of Nikomedes.</text:p>
      <text:p text:style-name="P3"/>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office:value-type="string">
            <text:p text:style-name="P6"/>
          </table:table-cell>
          <table:table-cell table:style-name="Table1.A1" office:value-type="string">
            <text:p text:style-name="P6">Heart</text:p>
          </table:table-cell>
          <table:table-cell table:style-name="Table1.A1" office:value-type="string">
            <text:p text:style-name="P6">Diamond</text:p>
          </table:table-cell>
          <table:table-cell table:style-name="Table1.A1" office:value-type="string">
            <text:p text:style-name="P6">Club</text:p>
          </table:table-cell>
          <table:table-cell table:style-name="Table1.E1" office:value-type="string">
            <text:p text:style-name="P6">Spade</text:p>
          </table:table-cell>
        </table:table-row>
        <table:table-row>
          <table:table-cell table:style-name="Table1.A2" office:value-type="float" office:value="2">
            <text:p text:style-name="P7">2</text:p>
          </table:table-cell>
          <table:table-cell table:style-name="Table1.B2" office:value-type="string">
            <text:p text:style-name="P8">Hideaway</text:p>
          </table:table-cell>
          <table:table-cell table:style-name="Table1.B2" office:value-type="string">
            <text:p text:style-name="P8">Shortcut (P)</text:p>
          </table:table-cell>
          <table:table-cell table:style-name="Table1.B2" office:value-type="string">
            <text:p text:style-name="P8">Obstruction (PS)</text:p>
          </table:table-cell>
          <table:table-cell table:style-name="Table1.E2" office:value-type="string">
            <text:p text:style-name="P8">Bone Piles (S)</text:p>
          </table:table-cell>
        </table:table-row>
        <table:table-row>
          <table:table-cell table:style-name="Table1.A2" office:value-type="float" office:value="3">
            <text:p text:style-name="P7">3</text:p>
          </table:table-cell>
          <table:table-cell table:style-name="Table1.B2" office:value-type="string">
            <text:p text:style-name="P8">Civilian Hideout (P)</text:p>
          </table:table-cell>
          <table:table-cell table:style-name="Table1.B2" office:value-type="string">
            <text:p text:style-name="P8">Shortcut( P)</text:p>
          </table:table-cell>
          <table:table-cell table:style-name="Table1.B2" office:value-type="string">
            <text:p text:style-name="P8">Obstruction (PS)</text:p>
          </table:table-cell>
          <table:table-cell table:style-name="Table1.E2" office:value-type="string">
            <text:p text:style-name="P8">Bone Piles (S)</text:p>
          </table:table-cell>
        </table:table-row>
        <table:table-row>
          <table:table-cell table:style-name="Table1.A2" office:value-type="float" office:value="4">
            <text:p text:style-name="P7">4</text:p>
          </table:table-cell>
          <table:table-cell table:style-name="Table1.B2" office:value-type="string">
            <text:p text:style-name="P8">Civilian Hideout (P)</text:p>
          </table:table-cell>
          <table:table-cell table:style-name="Table1.B2" office:value-type="string">
            <text:p text:style-name="P8">Shortcut (P)</text:p>
          </table:table-cell>
          <table:table-cell table:style-name="Table1.B2" office:value-type="string">
            <text:p text:style-name="P8">Obstruction (PS)</text:p>
          </table:table-cell>
          <table:table-cell table:style-name="Table1.E2" office:value-type="string">
            <text:p text:style-name="P10">Skeletons (S)</text:p>
          </table:table-cell>
        </table:table-row>
        <table:table-row>
          <table:table-cell table:style-name="Table1.A2" office:value-type="float" office:value="5">
            <text:p text:style-name="P7">5</text:p>
          </table:table-cell>
          <table:table-cell table:style-name="Table1.B2" office:value-type="string">
            <text:p text:style-name="P8">Strange Music (P)</text:p>
          </table:table-cell>
          <table:table-cell table:style-name="Table1.B2" office:value-type="string">
            <text:p text:style-name="P8">Quick Respite (P)</text:p>
          </table:table-cell>
          <table:table-cell table:style-name="Table1.B2" office:value-type="string">
            <text:p text:style-name="P10">Prisoner Pens (PS)</text:p>
          </table:table-cell>
          <table:table-cell table:style-name="Table1.E2" office:value-type="string">
            <text:p text:style-name="P10">Guard Patrol(3) <text:span text:style-name="T3">(PS)</text:span></text:p>
          </table:table-cell>
        </table:table-row>
        <table:table-row>
          <table:table-cell table:style-name="Table1.A2" office:value-type="float" office:value="6">
            <text:p text:style-name="P7">6</text:p>
          </table:table-cell>
          <table:table-cell table:style-name="Table1.B2" office:value-type="string">
            <text:p text:style-name="P8">Allied Assistance (p)</text:p>
          </table:table-cell>
          <table:table-cell table:style-name="Table1.B2" office:value-type="string">
            <text:p text:style-name="P8">Quick Respite (P)</text:p>
          </table:table-cell>
          <table:table-cell table:style-name="Table1.B2" office:value-type="string">
            <text:p text:style-name="P10">Prisoner Pens <text:s/>(PS)</text:p>
          </table:table-cell>
          <table:table-cell table:style-name="Table1.E2" office:value-type="string">
            <text:p text:style-name="P10">Guard Patrol(4) <text:span text:style-name="T3">(PS)</text:span></text:p>
          </table:table-cell>
        </table:table-row>
        <table:table-row>
          <table:table-cell table:style-name="Table1.A2" office:value-type="float" office:value="7">
            <text:p text:style-name="P7">7</text:p>
          </table:table-cell>
          <table:table-cell table:style-name="Table1.B2" office:value-type="string">
            <text:p text:style-name="P9">Good Omen (P)</text:p>
          </table:table-cell>
          <table:table-cell table:style-name="Table1.B2" office:value-type="string">
            <text:p text:style-name="P10">Battle (winning) (P)</text:p>
          </table:table-cell>
          <table:table-cell table:style-name="Table1.B2" office:value-type="string">
            <text:p text:style-name="P10">Battle (losing) (S)</text:p>
          </table:table-cell>
          <table:table-cell table:style-name="Table1.E2" office:value-type="string">
            <text:p text:style-name="P8">Bad Omen (S)</text:p>
          </table:table-cell>
        </table:table-row>
        <table:table-row>
          <table:table-cell table:style-name="Table1.A2" office:value-type="float" office:value="8">
            <text:p text:style-name="P7">8</text:p>
          </table:table-cell>
          <table:table-cell table:style-name="Table1.B2" office:value-type="string">
            <text:p text:style-name="P8">Allied Assistance (P)</text:p>
          </table:table-cell>
          <table:table-cell table:style-name="Table1.B2" office:value-type="string">
            <text:p text:style-name="P10">Battle (winning) (P)</text:p>
          </table:table-cell>
          <table:table-cell table:style-name="Table1.B2" office:value-type="string">
            <text:p text:style-name="P10">Battle (losing) (S)</text:p>
          </table:table-cell>
          <table:table-cell table:style-name="Table1.E2" office:value-type="string">
            <text:p text:style-name="P10">Guard Patrol(5) <text:span text:style-name="T3">(PS)</text:span></text:p>
          </table:table-cell>
        </table:table-row>
        <table:table-row>
          <table:table-cell table:style-name="Table1.A2" office:value-type="float" office:value="9">
            <text:p text:style-name="P7">9</text:p>
          </table:table-cell>
          <table:table-cell table:style-name="Table1.B2" office:value-type="string">
            <text:p text:style-name="P8">Hungry Stray</text:p>
          </table:table-cell>
          <table:table-cell table:style-name="Table1.B2" office:value-type="string">
            <text:p text:style-name="P8">Shrine to Tathe (S)</text:p>
          </table:table-cell>
          <table:table-cell table:style-name="Table1.B2" office:value-type="string">
            <text:p text:style-name="P8">Gear Check</text:p>
          </table:table-cell>
          <table:table-cell table:style-name="Table1.E2" office:value-type="string">
            <text:p text:style-name="P10">Stalkers Released</text:p>
          </table:table-cell>
        </table:table-row>
        <table:table-row>
          <table:table-cell table:style-name="Table1.A2" office:value-type="float" office:value="10">
            <text:p text:style-name="P7">10</text:p>
          </table:table-cell>
          <table:table-cell table:style-name="Table1.B2" office:value-type="string">
            <text:p text:style-name="P8">Temple Square (PS)</text:p>
          </table:table-cell>
          <table:table-cell table:style-name="Table1.B2" office:value-type="string">
            <text:p text:style-name="P8">Apothecary (PS)</text:p>
          </table:table-cell>
          <table:table-cell table:style-name="Table1.B2" office:value-type="string">
            <text:p text:style-name="P10">Dire Boars</text:p>
          </table:table-cell>
          <table:table-cell table:style-name="Table1.E2" office:value-type="string">
            <text:p text:style-name="P8">On Our Tail (S)</text:p>
          </table:table-cell>
        </table:table-row>
        <table:table-row>
          <table:table-cell table:style-name="Table1.B2" office:value-type="string">
            <text:p text:style-name="P7">J</text:p>
          </table:table-cell>
          <table:table-cell table:style-name="Table1.B2" office:value-type="string">
            <text:p text:style-name="P8">Stranded Ally (P)</text:p>
          </table:table-cell>
          <table:table-cell table:style-name="Table1.B2" office:value-type="string">
            <text:p text:style-name="P8">Tavern (PS)</text:p>
          </table:table-cell>
          <table:table-cell table:style-name="Table1.B2" office:value-type="string">
            <text:p text:style-name="P8">Storm Rolls In (S)</text:p>
          </table:table-cell>
          <table:table-cell table:style-name="Table1.E2" office:value-type="string">
            <text:p text:style-name="P8">Dead Ally (S)</text:p>
          </table:table-cell>
        </table:table-row>
        <table:table-row>
          <table:table-cell table:style-name="Table1.B2" office:value-type="string">
            <text:p text:style-name="P7">Q</text:p>
          </table:table-cell>
          <table:table-cell table:style-name="Table1.B2" office:value-type="string">
            <text:p text:style-name="P8">Agape Joins (P)</text:p>
          </table:table-cell>
          <table:table-cell table:style-name="Table1.B2" office:value-type="string">
            <text:p text:style-name="P10">Treasure Cache<text:span text:style-name="T3"> (PS)</text:span></text:p>
          </table:table-cell>
          <table:table-cell table:style-name="Table1.B2" office:value-type="string">
            <text:p text:style-name="P8">Trapped (PS)</text:p>
          </table:table-cell>
          <table:table-cell table:style-name="Table1.E2" office:value-type="string">
            <text:p text:style-name="P8">Bad Meal (PS)</text:p>
          </table:table-cell>
        </table:table-row>
        <table:table-row>
          <table:table-cell table:style-name="Table1.B2" office:value-type="string">
            <text:p text:style-name="P7">K</text:p>
          </table:table-cell>
          <table:table-cell table:style-name="Table1.B2" office:value-type="string">
            <text:p text:style-name="P8">King's Advisor (P)</text:p>
          </table:table-cell>
          <table:table-cell table:style-name="Table1.B2" office:value-type="string">
            <text:p text:style-name="P8">Weapon Shop (PS)</text:p>
          </table:table-cell>
          <table:table-cell table:style-name="Table1.B2" office:value-type="string">
            <text:p text:style-name="P52">Fires***</text:p>
          </table:table-cell>
          <table:table-cell table:style-name="Table1.E2" office:value-type="string">
            <text:p text:style-name="P8">Kng Appears***</text:p>
          </table:table-cell>
        </table:table-row>
        <table:table-row>
          <table:table-cell table:style-name="Table1.B2" office:value-type="string">
            <text:p text:style-name="P7">A</text:p>
          </table:table-cell>
          <table:table-cell table:style-name="Table1.B2" office:value-type="string">
            <text:p text:style-name="P8">Divine Assistance (P)</text:p>
          </table:table-cell>
          <table:table-cell table:style-name="Table1.B2" office:value-type="string">
            <text:p text:style-name="P8">Wizard Tower***</text:p>
          </table:table-cell>
          <table:table-cell table:style-name="Table1.B2" office:value-type="string">
            <text:p text:style-name="P10">Surrounded (PS)</text:p>
          </table:table-cell>
          <table:table-cell table:style-name="Table1.E2" office:value-type="string">
            <text:p text:style-name="P8">Dark Ritual (S)</text:p>
          </table:table-cell>
        </table:table-row>
      </table:table>
      <text:p text:style-name="P3"/>
      <text:p text:style-name="P2">Encounter Details</text:p>
      <text:p text:style-name="P3"/>
      <text:p text:style-name="P3"><text:span text:style-name="T8">Agape Joins</text:span> – The priestess of Aquae meets up with the heroes. She brings news of the battle (which will vary based on the relative score earned by the players). She has been instructed by Aquae that she is to assist in the destruction of Nikomedes.</text:p>
      <text:p text:style-name="P3"/>
      <text:p text:style-name="P4">Allied Assistance<text:span text:style-name="T2"> – You meet up with a squad of your allies. They give you a horn and tell you if you sound it, they will rush to your aid. Keep this card for later.</text:span></text:p>
      <text:list xml:id="list4917381371386243741" text:style-name="L1">
        <text:list-item>
          <text:p text:style-name="P24">Progress 1</text:p>
        </text:list-item>
        <text:list-item>
          <text:p text:style-name="P24">Sounding this horn either brings the squad to battle or returns 1 inspiration</text:p>
        </text:list-item>
      </text:list>
      <text:p text:style-name="P4"/>
      <text:p text:style-name="P4">Apothecary<text:span text:style-name="T2"> – This area has a distinct acid/tangy/chemical smell </text:span><text:span text:style-name="T1">[search 10]</text:span><text:span text:style-name="T2"> that indicates the presence of spoiled alchemical reagents </text:span><text:span text:style-name="T1">[alchemy 10]</text:span><text:span text:style-name="T2">. Indeed, nestled among the hive of houses and apartments is a tiny apothecary.</text:span></text:p>
      <text:list xml:id="list8003717976776703957" text:style-name="L2">
        <text:list-item>
          <text:p text:style-name="P25">Bypassing the apothecary – progress +1</text:p>
        </text:list-item>
        <text:list-item>
          <text:p text:style-name="P25">Searhing the apothecary – setback -1</text:p>
        </text:list-item>
      </text:list>
      <text:p text:style-name="P5"/>
      <text:p text:style-name="P4"><text:span text:style-name="T2">The inside of the shop is a mess of shelves, bottles, pouches, and equipment, all in disarray. It is obvious that this place was picked over by looters and was then abandoned. However, the looters left quite a bit of useful materials behind. A skilled alchemist could either collect reagents and replenish his supply </text:span><text:span text:style-name="T1">[alchemy 8 produces 1d4 supply each hour]</text:span><text:span text:style-name="T2">, or could fix the equipment and set up shop here </text:span><text:span text:style-name="T1">[alchemy 12; 20 task points].</text:span></text:p>
      <text:p text:style-name="P5"/>
      <text:p text:style-name="P5">Searching can lead to the following:</text:p>
      <text:list xml:id="list7218979285276012352" text:style-name="L3">
        <text:list-item>
          <text:p text:style-name="P12"><text:span text:style-name="T1">Foom</text:span><text:span text:style-name="T2"> – You stumble upon a mix of spilled bottles and powders that has dried into a white crystaline substance. </text:span><text:span text:style-name="T1">[alchemy 12]</text:span><text:span text:style-name="T2"> Any disturbance will set this off. If disturbed, this powder will burst into flame, doing 2d6 damage to everyone nearby.</text:span></text:p>
        </text:list-item>
        <text:list-item>
          <text:p text:style-name="P12"><text:span text:style-name="T1">Potion Stash</text:span><text:span text:style-name="T2"> – In a locked drawer </text:span><text:span text:style-name="T1">[locks 10]</text:span><text:span text:style-name="T2"> you find 3 potions (acid vial, cure poison, healing elixir)</text:span></text:p>
        </text:list-item>
        <text:list-item>
          <text:p text:style-name="P12"><text:soft-page-break/><text:span text:style-name="T1">Hidden Lockbox</text:span><text:span text:style-name="T2"> – In a locked drawer </text:span><text:span text:style-name="T1">[locks 10]</text:span><text:span text:style-name="T2"> you find a stash of coins (205g)</text:span></text:p>
        </text:list-item>
        <text:list-item>
          <text:p text:style-name="P12"><text:span text:style-name="T1">rare Reagents</text:span><text:span text:style-name="T2"> – You find a box containing 2d4 exotics</text:span></text:p>
        </text:list-item>
      </text:list>
      <text:p text:style-name="P4"><text:span text:style-name="T2"/></text:p>
      <text:p text:style-name="P4">Bad Meal<text:span text:style-name="T2"> – A group (2d4 ish) of guards (including a particularly nasty looking one), having been wounded in a previous fight, have rounded up a group of citizens and have fallen on them and begun to feast!</text:span></text:p>
      <text:list xml:id="list6044575878154549259" text:style-name="L28">
        <text:list-item>
          <text:p text:style-name="P22"><text:span text:style-name="T2">Move On – progress 1, but lose party inspiraiton</text:span></text:p>
        </text:list-item>
        <text:list-item>
          <text:p text:style-name="P22"><text:span text:style-name="T2">Kill them – progress +1d4</text:span></text:p>
        </text:list-item>
        <text:list-item>
          <text:p text:style-name="P22"><text:span text:style-name="T2">Attack, but have to flee – setback -1d4</text:span></text:p>
        </text:list-item>
      </text:list>
      <text:p text:style-name="P4"><text:span text:style-name="T2"/></text:p>
      <text:p text:style-name="P4"><text:span text:style-name="T2">In addition, the saved citizens might be able to assist the heroes.</text:span></text:p>
      <text:p text:style-name="P5"/>
      <text:p text:style-name="P4">Bad Omen<text:span text:style-name="T2"> – The cry of a carrion bird fills you with dred. You either suffer a setback -1d4, or you give the GM that many inspiration to use against you in your next battle.</text:span></text:p>
      <text:p text:style-name="P5"/>
      <text:p text:style-name="P5"><text:span text:style-name="T8">Battle (losing)</text:span> – You come across two squads in battle. Your side is hard pressed. You can leave your allies to their fate or jump in and hope to turn the tide. If you do engage, you can flee at any time as a group.</text:p>
      <text:list xml:id="list5288725539517547540" text:style-name="L4">
        <text:list-item>
          <text:p text:style-name="P26">Leave your allies to their fate – setback 1</text:p>
        </text:list-item>
        <text:list-item>
          <text:p text:style-name="P26">Jump in and turn the tide – progress 1-4 based on ally casualties</text:p>
        </text:list-item>
        <text:list-item>
          <text:p text:style-name="P26">Jump in but have to flee – setback 1d4</text:p>
        </text:list-item>
      </text:list>
      <text:p text:style-name="P5"/>
      <text:p text:style-name="P5"><text:span text:style-name="T8">Battle (winning)</text:span> – You come across two squads in battle. Your side is winning. You can move on, knowing your side has this well in hand, or jump in and share in the spoils.</text:p>
      <text:list xml:id="list5371025760422574133" text:style-name="L5">
        <text:list-item>
          <text:p text:style-name="P27">Leave your allies to mop up – progress 1</text:p>
        </text:list-item>
        <text:list-item>
          <text:p text:style-name="P27">Jump in and share the spoils – no progress, but get some gear, inspiration</text:p>
        </text:list-item>
        <text:list-item>
          <text:p text:style-name="P27">Jump in but have to flee – setback -1d4</text:p>
        </text:list-item>
      </text:list>
      <text:p text:style-name="P5"/>
      <text:p text:style-name="P5"/>
      <text:p text:style-name="P4">Bone Piles<text:span text:style-name="T2"> – What used to be an animal pen is now full of the bones of what must be 100s of humans. In another place, a trench is now a repository for bones. The sight is slightly disturbing</text:span></text:p>
      <text:list xml:id="list7994972537920125771" text:style-name="L6">
        <text:list-item>
          <text:p text:style-name="P13"><text:span text:style-name="T2">save </text:span><text:span text:style-name="T1">p/c 8</text:span><text:span text:style-name="T2"> or setback -1 for each failure</text:span></text:p>
        </text:list-item>
        <text:list-item>
          <text:p text:style-name="P28">A character with <text:span text:style-name="T7">[persuade 10]</text:span> can negate all failures and give inspiration</text:p>
        </text:list-item>
      </text:list>
      <text:p text:style-name="P5"/>
      <text:p text:style-name="P5"><text:span text:style-name="T8">Civilian Hideout</text:span> – You spot a small figure (child?) moving across a street and darting out of sight. Following the figure leads to an alleyway with no apparent egress. <text:span text:style-name="T7">[Search 10]</text:span> finds a hiding place with about a dozen sorry-looking civilians.</text:p>
      <text:list xml:id="list1129884628573105463" text:style-name="L7">
        <text:list-item>
          <text:p text:style-name="P29">Get information about the surrounding city – draw 4 cards and choose the next encounter</text:p>
        </text:list-item>
        <text:list-item>
          <text:p text:style-name="P29">Take a guide – progress +1d4</text:p>
        </text:list-item>
        <text:list-item>
          <text:p text:style-name="P29">Can you fight? -- You can take two weak allies</text:p>
        </text:list-item>
      </text:list>
      <text:p text:style-name="P5"/>
      <text:p text:style-name="P5"><text:span text:style-name="T8">Dark Ritual</text:span> – The skies turn dark and cold and a forceful chanting can be heard on the wind. From the street, you can see the palace looming over the northern end of the city. The chanting is coming from there... what can it mean?</text:p>
      <text:p text:style-name="P5"/>
      <text:p text:style-name="P5">The GM keeps this card in front of him. Nikomedes knows his fate and has decided to beseech the Dark Rage of Brul to smash his enemies before his death. He will be tougher than before. (Helena can roll theology to get this meaning).</text:p>
      <text:list xml:id="list6033413668162719813" text:style-name="L8">
        <text:list-item>
          <text:p text:style-name="P30">Everyone must roll [power 12]; each fail is a setback 1; each fail is a loss of inspiration; all inspiration goes on the card</text:p>
        </text:list-item>
      </text:list>
      <text:p text:style-name="P5"/>
      <text:p text:style-name="P5"><text:soft-page-break/><text:span text:style-name="T8">Dead Ally</text:span> – You find the remains of 1-3 of your allies. It looks as though a battle was lost here.</text:p>
      <text:list xml:id="list1430404793566062481" text:style-name="L9">
        <text:list-item>
          <text:p text:style-name="P14"><text:span text:style-name="T2">save </text:span><text:span text:style-name="T1">p/c 8</text:span><text:span text:style-name="T2"> or setback -1 for each failure</text:span></text:p>
        </text:list-item>
        <text:list-item>
          <text:p text:style-name="P31">You can gain some loot from the body, including a special/interesting item</text:p>
        </text:list-item>
      </text:list>
      <text:p text:style-name="P5"/>
      <text:p text:style-name="P4">Dire Boars<text:span text:style-name="T2"> – At one of the bone piles, you come across two wild boars, nearly starved. They are scouring the bone pile, crunching bones in their powerful jaws. As you approach, they turn and huff aggressively.</text:span></text:p>
      <text:list xml:id="list301354188177526097" text:style-name="L10">
        <text:list-item>
          <text:p text:style-name="P15"><text:span text:style-name="T1">[Animal Handling 10]</text:span><text:span text:style-name="T2"> – progress 1</text:span></text:p>
        </text:list-item>
      </text:list>
      <text:p text:style-name="P5"/>
      <text:p text:style-name="P4">Divine Assistance<text:span text:style-name="T2"> – Agents of the divine have blessed your mission. Any hero with a divine favor chit can turn it in immediately for</text:span></text:p>
      <text:list xml:id="list1409690173396230268" text:style-name="L11">
        <text:list-item>
          <text:p text:style-name="P32">A relevant boon that will last for the remainder of the battle</text:p>
        </text:list-item>
        <text:list-item>
          <text:p text:style-name="P32">Progress +1d4</text:p>
          <text:p text:style-name="P32"/>
        </text:list-item>
      </text:list>
      <text:p text:style-name="P5">Alternately, you can save this card for later, and call it in for one "miracle" from any god for which you have divine favor.</text:p>
      <text:p text:style-name="P5"/>
      <text:p text:style-name="P5"><text:span text:style-name="T8">Fires</text:span> – Ahead of you lies one of the city's slums and thick black clouds of smoke rise into the air.</text:p>
      <text:list xml:id="list225134719867493070" text:style-name="L29">
        <text:list-item>
          <text:p text:style-name="P45">Go around – setback 1</text:p>
        </text:list-item>
        <text:list-item>
          <text:p text:style-name="P45">Go through – have at least one fire encounter?</text:p>
        </text:list-item>
      </text:list>
      <text:p text:style-name="P5"/>
      <text:p text:style-name="P5"><text:span text:style-name="T8">Gear Check</text:span> – GM immediately makes the heroes make a gear check for which they get nothing.</text:p>
      <text:p text:style-name="P5"/>
      <text:p text:style-name="P5"><text:span text:style-name="T8">Good Omen</text:span> – Make a roll <text:span text:style-name="T7">[spell lore, theology 10]</text:span> to recognize the significance of the event you have just seen. Success gives you either progress 1d4, or everyone gains an inspiration, or you can hold this card to discard a single encounter later in the battle.</text:p>
      <text:p text:style-name="P5"/>
      <text:p text:style-name="Standard"><text:span text:style-name="T4">Guard Patrol(x)</text:span><text:span text:style-name="T5"> – There isn't too much to guard, so the king's men scour the city, looking for survivors to cage and ultimately eat. X gurds are walking the streets </text:span><text:span text:style-name="T5">now wit0 this macabre mission. The party can roll to detect the patrol, and if they do, they can avoid the patrol </text:span><text:span text:style-name="T6">[navigate, stealth, or ?? 10]</text:span><text:span text:style-name="T5"> or ambush and fight. </text:span></text:p>
      <text:list xml:id="list904002204278892841" text:style-name="L12">
        <text:list-item>
          <text:p text:style-name="P33">Defeat the patrol – progress + 1d4</text:p>
        </text:list-item>
        <text:list-item>
          <text:p text:style-name="P33">Avoid the patrol – nothing</text:p>
        </text:list-item>
        <text:list-item>
          <text:p text:style-name="P33">Alert and flee – setback -1</text:p>
        </text:list-item>
        <text:list-item>
          <text:p text:style-name="P33">Patrol alerts others – setback -1d4</text:p>
        </text:list-item>
      </text:list>
      <text:p text:style-name="P5"/>
      <text:p text:style-name="P5"/>
      <text:p text:style-name="P5"><text:span text:style-name="T8">Hideaway</text:span> – Several nearyby buildings are ruined and provide easy cover from sight. You may make a <text:span text:style-name="T7">navigate 8</text:span> check to keep this card and automatically deal with a patrol, prison, or guardpost, either avoiding it or setting up an ambush to fight.</text:p>
      <text:p text:style-name="P5"/>
      <text:p text:style-name="P5"><text:span text:style-name="T8">Hungry Stray</text:span> – You come across a starving dog, obviously suffering. An <text:span text:style-name="T7">[animal handling 8]</text:span> check and some food will gain you a friend for the duration of the battle.</text:p>
      <text:p text:style-name="P5"/>
      <text:p text:style-name="P5"><text:span text:style-name="T8">King Appears</text:span> – With a blare of war horns and the ponding of drums, Nikomedes rolls out of his palace in a war chariot drawn by two carnivorous horses.</text:p>
      <text:p text:style-name="P5"/>
      <text:p text:style-name="P5"><text:span text:style-name="T8">King's Advisor</text:span> – You meet Ouko, Steward to the King. He has left the palace and found the heroes in order to give them information that will assist them... and also to ask them to end his life.</text:p>
      <text:p text:style-name="P5"/>
      <text:p text:style-name="P5"><text:soft-page-break/>He tells the heroes that as King's Steward, he was forced to partake in the unnatural feasts held in the palace. He hates the king and wishes to end his life, but also wants to die, but cannot do it himself.</text:p>
      <text:list xml:id="list8915992498237264790" text:style-name="L32">
        <text:list-item>
          <text:p text:style-name="P48">Where is the king/Where is he heading – progress +2d4</text:p>
        </text:list-item>
        <text:list-item>
          <text:p text:style-name="P48">How can we ambush the king – gain surprise round</text:p>
        </text:list-item>
        <text:list-item>
          <text:p text:style-name="P48">How can we defeat the king – gain +1 to hit/damage</text:p>
        </text:list-item>
      </text:list>
      <text:p text:style-name="P5"/>
      <text:p text:style-name="P4">Obstruction<text:span text:style-name="T2"> – Your way is blocked by debris, or a sinkhole</text:span></text:p>
      <text:list xml:id="list7561282965376732559" text:style-name="L13">
        <text:list-item>
          <text:p text:style-name="P16"><text:span text:style-name="T2">Go around </text:span><text:span text:style-name="T1">[navigate 10]</text:span><text:span text:style-name="T2"> – progress 1</text:span></text:p>
        </text:list-item>
        <text:list-item>
          <text:p text:style-name="P34">Go through ??? -- progress 1</text:p>
        </text:list-item>
        <text:list-item>
          <text:p text:style-name="P34">Fail to go around or through – setback -1d4</text:p>
        </text:list-item>
      </text:list>
      <text:p text:style-name="P5"/>
      <text:p text:style-name="P5"><text:span text:style-name="T8">On Our Tail</text:span> – A large group of guards has spotted you and is in pursuit. If you can distract, mislead, or outrun them, good. If not, you can choose to fight, or take a major setback 2d4.</text:p>
      <text:p text:style-name="P5"/>
      <text:p text:style-name="P4">Prisoner Pens<text:span text:style-name="T2"> – A ruined building has been blocked off, and several guards mill about. As the heroes watch, two guards drag a lethargic civilian and throw him through the door, "Got another one." "Almost nothing there. We need some meat."</text:span></text:p>
      <text:list xml:id="list2004274810810336898" text:style-name="L14">
        <text:list-item>
          <text:p text:style-name="P35">Avoid this place – progress 1</text:p>
        </text:list-item>
        <text:list-item>
          <text:p text:style-name="P35">Fight – setback 1</text:p>
        </text:list-item>
      </text:list>
      <text:p text:style-name="P5"/>
      <text:p text:style-name="P5">Saving these unfortunates could gain the party some inspiration, and perhaps a guide... or maybe even fighters is the Hunger Spirit is defeated.</text:p>
      <text:list xml:id="list8071283929569086435" text:style-name="L15">
        <text:list-item>
          <text:p text:style-name="P36">Fighter – gain 2 weak allies</text:p>
        </text:list-item>
        <text:list-item>
          <text:p text:style-name="P36">Guide – progress + 1d4 or draw 4 cards and pick one</text:p>
        </text:list-item>
      </text:list>
      <text:p text:style-name="P5"/>
      <text:p text:style-name="P5"><text:span text:style-name="T8">Quick Respite</text:span> – A brief moment of calm in the midst of a raging battle.</text:p>
      <text:list xml:id="list5929422869932508780" text:style-name="L16">
        <text:list-item>
          <text:p text:style-name="P37">Soldier On – Progress 1d4</text:p>
        </text:list-item>
        <text:list-item>
          <text:p text:style-name="P37">Take a Short Break – You can make a <text:span text:style-name="T7">[survival 6]</text:span> to take a camp ignoring the time it would normally take</text:p>
        </text:list-item>
      </text:list>
      <text:p text:style-name="P5"/>
      <text:p text:style-name="P5"/>
      <text:p text:style-name="P4">Shortcut<text:span text:style-name="T2"> – You find a nice alley which leads to closer to the palace.</text:span></text:p>
      <text:list xml:id="list35452449" text:continue-list="list7561282965376732559" text:style-name="L13">
        <text:list-item>
          <text:p text:style-name="P16"><text:span text:style-name="T1">[Navigate 10]</text:span><text:span text:style-name="T2"> – progress +1d4</text:span></text:p>
        </text:list-item>
      </text:list>
      <text:p text:style-name="P5"/>
      <text:p text:style-name="P4">Shrine to Tathe<text:span text:style-name="T2"> – Tucked away in a shady alley, you find a makeshift shrine to the Duality of Tathe. </text:span><text:span text:style-name="T1">[Theology 10 for some extra info] </text:span><text:span text:style-name="T2">The shrine holds a potion in each hand. The right hand holds a potion of </text:span><text:span text:style-name="T9">Pure Blood</text:span><text:span text:style-name="T2">. The left hand holds a </text:span><text:span text:style-name="T9">Virulent Poison</text:span><text:span text:style-name="T2">.</text:span></text:p>
      <text:list xml:id="list4611737979309781585" text:style-name="L26">
        <text:list-item>
          <text:p text:style-name="P20"><text:span text:style-name="T2">Honoring this shrine with money, or alchemical/medical supplies gives divine favor with Tathe (setback 1)</text:span></text:p>
        </text:list-item>
        <text:list-item>
          <text:p text:style-name="P20"><text:span text:style-name="T2">Taking the poison gives divine malus with Tathe</text:span></text:p>
        </text:list-item>
      </text:list>
      <text:p text:style-name="P5"/>
      <text:p text:style-name="P4">Skeletons<text:span text:style-name="T2"> – This looks to be a large basin dug into the ground, filled with bones of the dead. Shadow <text:s/>has infiltrated the deepest reaches of this pile and skeletons arise as the party approaches.</text:span></text:p>
      <text:list xml:id="list7185996333392748851" text:style-name="L17">
        <text:list-item>
          <text:p text:style-name="P38">Setback 1</text:p>
        </text:list-item>
      </text:list>
      <text:p text:style-name="P5"/>
      <text:p text:style-name="P5"><text:span text:style-name="T8">Stalkers Released</text:span> – A shrill howl echoes through the city. Roll 1d4+1 and put that many inspiration on the card. Each encounter, on a roll of a 1-2 on a d6, the GM can take an inspiration and add a Stalker to the enemies. Unused stalkers will either give Nikomedes inspiration, or fight by his side.</text:p>
      <text:p text:style-name="P5"/>
      <text:p text:style-name="P5"><text:span text:style-name="T8">Storm Rolls In</text:span> – From the east, you see dark clouds rolling in. It looks as though a storm is coming soon and it is going to be a bad one. The next encounter will be <text:soft-page-break/>clear, but the rest of them will be affected by the storm – keep this card in front of you.</text:p>
      <text:list xml:id="list159269241755486164" text:style-name="L18">
        <text:list-item>
          <text:p text:style-name="P39">Setback -1d4 (unless storm is negated)</text:p>
        </text:list-item>
        <text:list-item>
          <text:p text:style-name="P39">Skill Rolls are at a -1 while the storm is active</text:p>
        </text:list-item>
        <text:list-item>
          <text:p text:style-name="P39">Fire spells are -2 to cast and -1 effect/proc/die</text:p>
        </text:list-item>
        <text:list-item>
          <text:p text:style-name="P39">Stealth checks are +2; defense checks are unaffected</text:p>
        </text:list-item>
        <text:list-item>
          <text:p text:style-name="P39">Kradus has a spell that makes the group immune to the storm's skill penalties (but not the fire damage/procs), or the group can spend divine favor with Ulder to stop the storm</text:p>
        </text:list-item>
      </text:list>
      <text:p text:style-name="P5"/>
      <text:p text:style-name="P4">Stranded Ally<text:span text:style-name="T2"> – You meet up with one of your allies who has been separated from his squad. He can join you, or you can send him on his way and gain a party inspiration. In any case, you gain progress 1.</text:span></text:p>
      <text:p text:style-name="P4"><text:span text:style-name="T2"/></text:p>
      <text:p text:style-name="P4">Strange Music<text:span text:style-name="T2"> – As you are rushing down an abandoned street, you hear the melodious echoes of pipes being played with considerable skill.</text:span></text:p>
      <text:list xml:id="list2001331283651338754" text:style-name="L25">
        <text:list-item>
          <text:p text:style-name="P19"><text:span text:style-name="T2">Move on – progress 1</text:span></text:p>
        </text:list-item>
      </text:list>
      <text:list xml:id="list3684393338552281606" text:style-name="L24">
        <text:list-item>
          <text:p text:style-name="P18"><text:span text:style-name="T2">Investigate – Sitting on a nearby roof is a young boy, weak from hunger, but just strong enough to play. He praises the heroes as the island's liberators and plays for them. The song seems inspired by the divine. Choose</text:span></text:p>
          <text:list>
            <text:list-item>
              <text:p text:style-name="P18"><text:span text:style-name="T2">Return 1 inspiration to all</text:span></text:p>
            </text:list-item>
            <text:list-item>
              <text:p text:style-name="P18"><text:span text:style-name="T2">Gain 1 party inspiration</text:span></text:p>
            </text:list-item>
            <text:list-item>
              <text:p text:style-name="P18"><text:span text:style-name="T2">Everyone heal 1d6 damage</text:span></text:p>
            </text:list-item>
          </text:list>
        </text:list-item>
      </text:list>
      <text:p text:style-name="P5"/>
      <text:p text:style-name="P4">Surrounded<text:span text:style-name="T2"> – You find yourselves in a city square (market, palace, temple) searching for the best way to proceed. Suddenly, you find yourself surrounded; each street blocked by a force of gaunt guards (2 each street). The group at the north exit has a lieutenant... "So, you are the leaders of this little insurrection, eh? The king tells me he has dreamed about you. That you were going to be his end. We'll see about that."</text:span></text:p>
      <text:list xml:id="list6936523851946921008" text:style-name="L27">
        <text:list-item>
          <text:p text:style-name="P21"><text:span text:style-name="T2">Battling and holding the field – progress +1d4 (but bad idea, right?)</text:span></text:p>
        </text:list-item>
        <text:list-item>
          <text:p text:style-name="P21"><text:span text:style-name="T2">Fighting to cause an opening and then fleeing – setback 1</text:span></text:p>
        </text:list-item>
        <text:list-item>
          <text:p text:style-name="P21"><text:span text:style-name="T2">Getting captured – setback -1d4</text:span></text:p>
        </text:list-item>
        <text:list-item>
          <text:p text:style-name="P21"><text:span text:style-name="T2">Killing the leader – progress 1 and others flee</text:span></text:p>
        </text:list-item>
      </text:list>
      <text:p text:style-name="P5"/>
      <text:p text:style-name="P5"><text:span text:style-name="T8">Tavern</text:span> – The old salthouse lies abandoned in the main market street. Searching this place will yield a small amount of coins, some alchemy reagents (since the booze is all spoiled), and a few casks of burnable liquid. </text:p>
      <text:list xml:id="list5869140461982686660" text:style-name="L31">
        <text:list-item>
          <text:p text:style-name="P47">Gather reagents – setback 1</text:p>
        </text:list-item>
        <text:list-item>
          <text:p text:style-name="P47">Create firebombs – setback 1-4 based on alchemy roll</text:p>
        </text:list-item>
        <text:list-item>
          <text:p text:style-name="P47">Move on – progress 1</text:p>
        </text:list-item>
      </text:list>
      <text:p text:style-name="P5"/>
      <text:p text:style-name="P4">Temple Square<text:span text:style-name="T2"> – Several streets converge into a plaza that contains several shrines (Lex, Vidra, Ylid) and the temples of Aquae and Mordain. </text:span></text:p>
      <text:list xml:id="list254059393778409775" text:style-name="L19">
        <text:list-item>
          <text:p text:style-name="P17"><text:span text:style-name="T2">Move on and ignore the temples – progress + 1d4 </text:span><text:span text:style-name="T1">BUT</text:span><text:span text:style-name="T2"> priests gain malus</text:span></text:p>
        </text:list-item>
        <text:list-item>
          <text:p text:style-name="P40">Stop here and search/reclaim/worship – setback 1 point</text:p>
        </text:list-item>
      </text:list>
      <text:p text:style-name="P5"/>
      <text:p text:style-name="P5">If you enter the temple of Aquae, Agape will appear with her followers and dramatically claim her temple.</text:p>
      <text:p text:style-name="P5"/>
      <text:p text:style-name="P5">To reclaim these temples, a lampstone will have to be placed. Agape has one she brought, but Kraeggaer does not. However, he could craft one, and Mordain would even favor that.</text:p>
      <text:list xml:id="list5881359609106302837" text:style-name="L20">
        <text:list-item>
          <text:p text:style-name="P41">Craft to claim Mordain's temple – setback 1-4 based on crafting roll. Everyone gains divine favor Mordain</text:p>
        </text:list-item>
      </text:list>
      <text:p text:style-name="P5"/>
      <text:p text:style-name="P5"><text:soft-page-break/><text:span text:style-name="T8">Trapped</text:span> – You take a shortcut, winding through a hive of narrow streets in an attempt to get closer to the palace</text:p>
      <text:list xml:id="list2271708919580119726" text:style-name="L21">
        <text:list-item>
          <text:p text:style-name="P49">[Traps 8]<text:span text:style-name="T10"> – You see the telltale signs of a covered pit directly in front of you. Progress 1</text:span></text:p>
        </text:list-item>
        <text:list-item>
          <text:p text:style-name="P42">Failed Test – aaaaaahhh THUD! You fall into a deep pit. 2D6 damage and you are knocked out briefly (setback -1d4)</text:p>
          <text:list>
            <text:list-item>
              <text:p text:style-name="P42">Who finds you </text:p>
              <text:list>
                <text:list-item>
                  <text:p text:style-name="P42">1-3 = the guards find you and net you, dragging you some distance before they stop to argue about what to do with you (setback -1d4)</text:p>
                </text:list-item>
                <text:list-item>
                  <text:p text:style-name="P42">4-5 = your allies</text:p>
                </text:list-item>
                <text:list-item>
                  <text:p text:style-name="P42">6-9 = town citizens</text:p>
                </text:list-item>
                <text:list-item>
                  <text:p text:style-name="P42">10-12 = no one</text:p>
                </text:list-item>
              </text:list>
            </text:list-item>
          </text:list>
        </text:list-item>
      </text:list>
      <text:p text:style-name="P5"/>
      <text:p text:style-name="P5"><text:span text:style-name="T8">Treasure Cache</text:span> – You come across a small group (3 ish) of guards (one is lieutenant), paying you no mind. Instead, they seem to be intent on a large chest they are hauling. Their plan is to get the chest to the elevators, carry it to Mykonos, and steal one of the ships to escape.</text:p>
      <text:list xml:id="list2154625168404041580" text:style-name="L30">
        <text:list-item>
          <text:p text:style-name="P46">Ignore them – progress 1</text:p>
        </text:list-item>
        <text:list-item>
          <text:p text:style-name="P46">Attack them – setback -1, but defeating them gives you the chest</text:p>
        </text:list-item>
      </text:list>
      <text:p text:style-name="P5"/>
      <text:p text:style-name="P4">Weapon Store<text:span text:style-name="T2"> – If you stop here, you can find weapons for allies, or to replace </text:span><text:span text:style-name="T2">breakage. A instant crafting check can repair.</text:span></text:p>
      <text:list xml:id="list2514027451020765823" text:style-name="L22">
        <text:list-item>
          <text:p text:style-name="P43">Avoid and move on – progress 1</text:p>
        </text:list-item>
        <text:list-item>
          <text:p text:style-name="P43">Search for weapons – setback 1</text:p>
        </text:list-item>
        <text:list-item>
          <text:p text:style-name="P43">Repair – setback 1</text:p>
        </text:list-item>
      </text:list>
      <text:p text:style-name="P5"/>
      <text:p text:style-name="P4">Wizard Tower<text:span text:style-name="T2"> – In the middle of the district is a tower that offers an advantageous view of the nearby city.</text:span></text:p>
      <text:list xml:id="list2422511264202022158" text:style-name="L23">
        <text:list-item>
          <text:p text:style-name="P44">Enter the tower – setback 1</text:p>
        </text:list-item>
        <text:list-item>
          <text:p text:style-name="P44">Move on – progress 1</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5M50S</meta:editing-duration>
    <meta:editing-cycles>15</meta:editing-cycles>
    <meta:generator>OpenOffice/4.1.3$Win32 OpenOffice.org_project/413m1$Build-9783</meta:generator>
    <dc:date>2017-08-26T15:25:39.29</dc:date>
    <dc:creator>Chris Magoun</dc:creator>
    <meta:document-statistic meta:table-count="1" meta:image-count="0" meta:object-count="0" meta:page-count="6" meta:paragraph-count="204" meta:word-count="2769" meta:character-count="14395"/>
    <meta:user-defined meta:name="Info 1"/>
    <meta:user-defined meta:name="Info 2"/>
    <meta:user-defined meta:name="Info 3"/>
    <meta:user-defined meta:name="Info 4"/>
  </office:meta>
</office:document-meta>
</file>